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55bc" officeooo:paragraph-rsid="000cb6dc"/>
    </style:style>
    <style:style style:name="P2" style:family="paragraph" style:parent-style-name="Header">
      <style:text-properties officeooo:rsid="000cb6dc" officeooo:paragraph-rsid="000cb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b6dc" officeooo:paragraph-rsid="000cb6d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TStudi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Tseng</meta:initial-creator>
    <meta:creation-date>2016-03-14T06:10:54.511908415</meta:creation-date>
    <dc:date>2016-03-14T06:22:00.524240062</dc:date>
    <dc:creator>Timothy Tseng</dc:creator>
    <meta:editing-duration>PT11M6S</meta:editing-duration>
    <meta:editing-cycles>2</meta:editing-cycles>
    <meta:generator>LibreOffice/4.4.7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